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E700000ACC3BEC4E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0.75cm" svg:height="17.749cm" svg:x="3.25cm" svg:y="1.751cm">
          <draw:image xlink:href="Pictures/1000000100000CE700000ACC3BEC4EE9.png" xlink:type="simple" xlink:show="embed" xlink:actuate="onLoad" draw:mime-type="image/png">
            <text:p/>
          </draw:image>
        </draw:frame>
        <draw:line draw:style-name="gr2" draw:text-style-name="P1" draw:layer="layout" svg:x1="7.85cm" svg:y1="3.65cm" svg:x2="9.5cm" svg:y2="3.6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0:46:11.310562163</meta:creation-date>
    <dc:date>2024-12-22T17:47:34.670226148</dc:date>
    <meta:editing-duration>PT5M12S</meta:editing-duration>
    <meta:editing-cycles>4</meta:editing-cycles>
    <meta:generator>LibreOffice/24.2.7.2$Linux_X86_64 LibreOffice_project/420$Build-2</meta:generator>
    <meta:document-statistic meta:object-count="2"/>
  </office:meta>
</office:document-meta>
</file>